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NV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2022_0000, 8K @0x0100_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 / eNVM (128K-256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539099136" calcext:value-type="float">
            <text:p>539099136</text:p>
          </table:table-cell>
          <table:table-cell table:style-name="ce23" office:value-type="string" calcext:value-type="string">
            <text:p>0x2022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BOOT</text:p>
          </table:table-cell>
          <table:table-cell table:style-name="ce19" office:value-type="float" office:value="4" calcext:value-type="float">
            <text:p>4</text:p>
          </table:table-cell>
          <table:table-cell table:style-name="ce17" table:formula="of:=[.C6]+[.B6]*1024" office:value-type="float" office:value="539107328" calcext:value-type="float">
            <text:p>539107328</text:p>
          </table:table-cell>
          <table:table-cell table:style-name="ce24" table:formula="of:=CONCATENATE(&quot;0x&quot;;DEC2HEX([.C7]))" office:value-type="string" office:string-value="0x20222000" calcext:value-type="string">
            <text:p>0x202220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28" calcext:value-type="float">
            <text:p>28</text:p>
          </table:table-cell>
          <table:table-cell table:style-name="ce17" table:formula="of:=[.C7]+[.B7]*1024" office:value-type="float" office:value="539111424" calcext:value-type="float">
            <text:p>539111424</text:p>
          </table:table-cell>
          <table:table-cell table:style-name="ce24" table:formula="of:=CONCATENATE(&quot;0x&quot;;DEC2HEX([.C8]))" office:value-type="string" office:string-value="0x20223000" calcext:value-type="string">
            <text:p>0x20223000</text:p>
          </table:table-cell>
          <table:table-cell table:style-name="ce24"/>
          <table:table-cell table:style-name="ce28" table:formula="of:= IF( AND( INT(LOG([.B8];2))=LOG([.B8];2); INT([.C8]/[.B8])=[.C8]/[.B8]); &quot;&quot;; MOD([.C8];[.B8]))" office:value-type="float" office:value="12" calcext:value-type="float">
            <text:p>12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8]+[.B8]*1024" office:value-type="float" office:value="539140096" calcext:value-type="float">
            <text:p>539140096</text:p>
          </table:table-cell>
          <table:table-cell table:style-name="ce24" table:formula="of:=CONCATENATE(&quot;0x&quot;;DEC2HEX([.C9]))" office:value-type="string" office:string-value="0x2022A000" calcext:value-type="string">
            <text:p>0x2022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539148288" calcext:value-type="float">
            <text:p>539148288</text:p>
          </table:table-cell>
          <table:table-cell table:style-name="ce24" table:formula="of:=CONCATENATE(&quot;0x&quot;;DEC2HEX([.C10]))" office:value-type="string" office:string-value="0x2022C000" calcext:value-type="string">
            <text:p>0x2022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10]+[.B10]*1024" office:value-type="float" office:value="539156480" calcext:value-type="float">
            <text:p>539156480</text:p>
          </table:table-cell>
          <table:table-cell table:style-name="ce24" table:formula="of:=CONCATENATE(&quot;0x&quot;;DEC2HEX([.C11]))" office:value-type="string" office:string-value="0x2022E000" calcext:value-type="string">
            <text:p>0x2022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RAM / E51 DTIM (8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15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1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5])" office:value-type="float" office:value="8" calcext:value-type="float">
            <text:p>8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RAM / LIM (2M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C11]+[.B11]*1024" office:value-type="float" office:value="539164672" calcext:value-type="float">
            <text:p>539164672</text:p>
          </table:table-cell>
          <table:table-cell table:style-name="ce24" table:formula="of:=CONCATENATE(&quot;0x&quot;;DEC2HEX([.C19]))" office:value-type="string" office:string-value="0x20230000" calcext:value-type="string">
            <text:p>0x202300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9]+[.B19]*1024" office:value-type="float" office:value="539168768" calcext:value-type="float">
            <text:p>539168768</text:p>
          </table:table-cell>
          <table:table-cell table:style-name="ce24" table:formula="of:=CONCATENATE(&quot;0x&quot;;DEC2HEX([.C20]))" office:value-type="string" office:string-value="0x20231000" calcext:value-type="string">
            <text:p>0x20231000</text:p>
          </table:table-cell>
          <table:table-cell table:style-name="ce24"/>
          <table:table-cell table:style-name="ce28" table:formula="of:= IF( AND( INT(LOG([.B20];2))=LOG([.B20];2); INT([.C20]/[.B20])=[.C20]/[.B20]); &quot;&quot;; MOD([.C20];[.B20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0]+[.B20]*1024" office:value-type="float" office:value="539172864" calcext:value-type="float">
            <text:p>539172864</text:p>
          </table:table-cell>
          <table:table-cell table:style-name="ce24" table:formula="of:=CONCATENATE(&quot;0x&quot;;DEC2HEX([.C21]))" office:value-type="string" office:string-value="0x20232000" calcext:value-type="string">
            <text:p>0x20232000</text:p>
          </table:table-cell>
          <table:table-cell table:style-name="ce24"/>
          <table:table-cell table:style-name="ce28" table:formula="of:= IF( AND( INT(LOG([.B21];2))=LOG([.B21];2); INT([.C21]/[.B21])=[.C21]/[.B21]); &quot;&quot;; MOD([.C21];[.B21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4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1]+[.B21]*1024" office:value-type="float" office:value="539176960" calcext:value-type="float">
            <text:p>539176960</text:p>
          </table:table-cell>
          <table:table-cell table:style-name="ce24" table:formula="of:=CONCATENATE(&quot;0x&quot;;DEC2HEX([.C22]))" office:value-type="string" office:string-value="0x20233000" calcext:value-type="string">
            <text:p>0x20233000</text:p>
          </table:table-cell>
          <table:table-cell table:style-name="ce24"/>
          <table:table-cell table:style-name="ce28" table:formula="of:= IF( AND( INT(LOG([.B22];2))=LOG([.B22];2); INT([.C22]/[.B22])=[.C22]/[.B22]); &quot;&quot;; MOD([.C22];[.B22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9:.B22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1:51:23.184295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5-08T11:52:38.716146533</dc:date>
    <meta:editing-cycles>43</meta:editing-cycles>
    <meta:editing-duration>PT5H14M8S</meta:editing-duration>
    <meta:generator>LibreOffice/6.1.5.2$Linux_X86_64 LibreOffice_project/10$Build-2</meta:generator>
    <meta:document-statistic meta:table-count="1" meta:cell-count="75" meta:object-count="0"/>
  </office:meta>
</office:document-meta>
</file>